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/>
    </style:style>
    <style:style style:name="T2" style:parent-style-name="預設段落字型" style:family="text">
      <style:text-properties fo:font-weight="bold" style:font-weight-asian="bold" style:font-weight-complex="bold" fo:font-size="10pt" style:font-size-asian="10pt"/>
    </style:style>
    <style:style style:name="T3" style:parent-style-name="預設段落字型" style:family="text">
      <style:text-properties style:font-name-complex="標楷體" fo:color="#000000" fo:font-size="16pt" style:font-size-asian="16pt" style:font-size-complex="16pt"/>
    </style:style>
    <style:style style:name="P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P5" style:parent-style-name="內文" style:family="paragraph">
      <style:text-properties fo:font-size="10pt" style:font-size-asian="10pt" style:font-size-complex="10pt"/>
    </style:style>
    <style:style style:name="P6" style:parent-style-name="內文" style:family="paragraph">
      <style:paragraph-properties fo:text-align="center" fo:line-height="0.1666in"/>
    </style:style>
    <style:style style:name="T7" style:parent-style-name="預設段落字型" style:family="text">
      <style:text-properties fo:font-size="10pt" style:font-size-asian="10pt" style:font-size-complex="10pt"/>
    </style:style>
    <style:style style:name="P8" style:parent-style-name="內文" style:family="paragraph">
      <style:paragraph-properties fo:text-align="center" fo:line-height="0.1666in"/>
      <style:text-properties fo:font-size="10pt" style:font-size-asian="10pt" style:font-size-complex="10pt"/>
    </style:style>
    <style:style style:name="P9" style:parent-style-name="內文" style:family="paragraph">
      <style:paragraph-properties fo:text-align="center" fo:line-height="0.1666in"/>
    </style:style>
    <style:style style:name="T10" style:parent-style-name="預設段落字型" style:family="text">
      <style:text-properties fo:font-size="10pt" style:font-size-asian="10pt" style:font-size-complex="10pt"/>
    </style:style>
    <style:style style:name="P11" style:parent-style-name="內文" style:family="paragraph">
      <style:paragraph-properties fo:text-align="center" fo:line-height="0.1666in"/>
      <style:text-properties fo:font-size="10pt" style:font-size-asian="10pt" style:font-size-complex="10pt"/>
    </style:style>
    <style:style style:name="P12" style:parent-style-name="內文" style:family="paragraph">
      <style:paragraph-properties fo:text-align="center" fo:line-height="0.1666in"/>
      <style:text-properties fo:font-size="10pt" style:font-size-asian="10pt" style:font-size-complex="10pt"/>
    </style:style>
    <style:style style:name="P13" style:parent-style-name="內文" style:family="paragraph">
      <style:paragraph-properties fo:text-align="center" fo:line-height="0.1666in"/>
      <style:text-properties fo:font-size="10pt" style:font-size-asian="10pt" style:font-size-complex="10pt"/>
    </style:style>
    <style:style style:name="P14" style:parent-style-name="內文" style:family="paragraph">
      <style:paragraph-properties fo:text-align="center" fo:line-height="0.1666in"/>
      <style:text-properties fo:font-size="10pt" style:font-size-asian="10pt" style:font-size-complex="10pt"/>
    </style:style>
    <style:style style:name="P15" style:parent-style-name="內文" style:family="paragraph">
      <style:paragraph-properties fo:text-align="center" fo:line-height="0.1666in"/>
      <style:text-properties fo:font-size="10pt" style:font-size-asian="10pt" style:font-size-complex="10pt"/>
    </style:style>
    <style:style style:name="P16" style:parent-style-name="內文" style:family="paragraph">
      <style:paragraph-properties fo:text-align="center" fo:line-height="0.1666in"/>
      <style:text-properties fo:font-size="10pt" style:font-size-asian="10pt" style:font-size-complex="10pt"/>
    </style:style>
    <style:style style:name="P17" style:parent-style-name="內文" style:family="paragraph">
      <style:paragraph-properties fo:text-align="center" fo:line-height="0.1666in"/>
      <style:text-properties fo:font-size="10pt" style:font-size-asian="10pt" style:font-size-complex="10pt"/>
    </style:style>
    <style:style style:name="P1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P19" style:parent-style-name="內文" style:family="paragraph">
      <style:text-properties fo:font-size="10pt" style:font-size-asian="10pt" style:font-size-complex="10pt"/>
    </style:style>
    <style:style style:name="P20" style:parent-style-name="內文" style:family="paragraph">
      <style:paragraph-properties fo:text-align="center" fo:line-height="0.1666in"/>
      <style:text-properties fo:font-size="10pt" style:font-size-asian="10pt" style:font-size-complex="10pt"/>
    </style:style>
    <style:style style:name="P21" style:parent-style-name="內文" style:family="paragraph">
      <style:paragraph-properties fo:text-align="center" fo:line-height="0.1666in"/>
      <style:text-properties fo:font-size="10pt" style:font-size-asian="10pt" style:font-size-complex="10pt"/>
    </style:style>
    <style:style style:name="P22" style:parent-style-name="內文" style:family="paragraph">
      <style:paragraph-properties fo:text-align="center" fo:line-height="0.1666in"/>
      <style:text-properties fo:font-size="10pt" style:font-size-asian="10pt" style:font-size-complex="10pt"/>
    </style:style>
    <style:style style:name="P23" style:parent-style-name="內文" style:family="paragraph">
      <style:paragraph-properties fo:text-align="center" fo:line-height="0.1666in"/>
      <style:text-properties fo:font-size="10pt" style:font-size-asian="10pt" style:font-size-complex="10pt"/>
    </style:style>
    <style:style style:name="T24" style:parent-style-name="預設段落字型" style:family="text">
      <style:text-properties fo:font-weight="bold" style:font-weight-asian="bold" style:font-weight-complex="bold" fo:font-size="10pt" style:font-size-asian="10pt"/>
    </style:style>
    <style:style style:name="T25" style:parent-style-name="預設段落字型" style:family="text">
      <style:text-properties fo:font-weight="bold" style:font-weight-asian="bold" style:font-weight-complex="bold" fo:font-size="10pt" style:font-size-asian="10pt"/>
    </style:style>
    <style:style style:name="T26" style:parent-style-name="預設段落字型" style:family="text">
      <style:text-properties fo:font-weight="bold" style:font-weight-asian="bold" style:font-weight-complex="bold" fo:font-size="16pt" style:font-size-asian="16pt"/>
    </style:style>
    <style:style style:family="graphic" style:name="a37">
      <style:graphic-properties draw:fill="none" draw:stroke="none"/>
    </style:style>
    <style:style style:family="graphic" style:name="a21">
      <style:graphic-properties draw:fill="none" draw:stroke="solid" svg:stroke-width="0.01042in" svg:stroke-color="#000000" draw:marker-end="a20" svg:stroke-opacity="100%" draw:stroke-linejoin="round"/>
    </style:style>
    <style:style style:family="graphic" style:name="a23">
      <style:graphic-properties draw:fill="none" draw:stroke="solid" svg:stroke-width="0.01042in" svg:stroke-color="#000000" draw:marker-end="a22" svg:stroke-opacity="100%" draw:stroke-linejoin="round"/>
    </style:style>
    <style:style style:family="graphic" style:name="a25">
      <style:graphic-properties draw:fill="none" draw:stroke="solid" svg:stroke-width="0.01042in" svg:stroke-color="#000000" draw:marker-end="a24" svg:stroke-opacity="100%" draw:stroke-linejoin="round"/>
    </style:style>
    <style:style style:family="graphic" style:name="a27">
      <style:graphic-properties draw:fill="none" draw:stroke="solid" svg:stroke-width="0.01042in" svg:stroke-color="#000000" draw:marker-end="a26" svg:stroke-opacity="100%" draw:stroke-linejoin="round"/>
    </style:style>
    <style:style style:family="graphic" style:name="a29">
      <style:graphic-properties draw:fill="none" draw:stroke="solid" svg:stroke-width="0.01042in" svg:stroke-color="#000000" draw:marker-end="a28" svg:stroke-opacity="100%" draw:stroke-linejoin="round"/>
    </style:style>
    <style:style style:family="graphic" style:name="a11">
      <style:graphic-properties draw:fill="none" draw:stroke="solid" svg:stroke-width="0.01042in" svg:stroke-color="#000000" draw:marker-end="a10" svg:stroke-opacity="100%" draw:stroke-linejoin="round"/>
    </style:style>
    <style:style style:family="graphic" style:name="a13">
      <style:graphic-properties draw:fill="none" draw:stroke="solid" svg:stroke-width="0.01042in" svg:stroke-color="#000000" draw:marker-end="a12" svg:stroke-opacity="100%" draw:stroke-linejoin="round"/>
    </style:style>
    <style:style style:family="graphic" style:name="a15">
      <style:graphic-properties draw:fill="none" draw:stroke="solid" svg:stroke-width="0.01042in" svg:stroke-color="#000000" draw:marker-end="a14" svg:stroke-opacity="100%" draw:stroke-linejoin="round"/>
    </style:style>
    <style:style style:family="graphic" style:name="a17">
      <style:graphic-properties draw:fill="none" draw:stroke="solid" svg:stroke-width="0.01042in" svg:stroke-color="#000000" draw:marker-end="a16" svg:stroke-opacity="100%" draw:stroke-linejoin="round"/>
    </style:style>
    <style:style style:family="graphic" style:name="a19">
      <style:graphic-properties draw:fill="none" draw:stroke="solid" svg:stroke-width="0.01042in" svg:stroke-color="#000000" draw:marker-end="a18" svg:stroke-opacity="100%" draw:stroke-linejoin="round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30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6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g draw:z-index="251656704" draw:name="Group 179" draw:id="id24" draw:style-name="a34" text:anchor-type="paragraph"><svg:title/><svg:desc/><draw:custom-shape svg:x="1.125in" svg:y="0.125in" svg:width="3.5in" svg:height="0.5in" draw:id="id0" draw:style-name="a0" draw:name="Rectangle 180"><svg:title/><svg:desc/><text:p text:style-name="內文"><text:span text:style-name="T3">招牌廣告及樹立廣告審查作業流程表</text:span></text:p><draw:enhanced-geometry draw:type="non-primitive" svg:viewBox="0 0 21600 21600" draw:enhanced-path="M 0 0 L 21600 0 21600 21600 0 21600 Z N"/></draw:custom-shape><draw:custom-shape svg:x="2.25in" svg:y="1in" svg:width="1in" svg:height="0.45833in" draw:id="id1" draw:style-name="a1" draw:name="AutoShape 181"><svg:title/><svg:desc/><text:p text:style-name="P4">申請案掛件</text:p><text:p text:style-name="P5"/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svg:x="2in" svg:y="1.875in" svg:width="1.5in" svg:height="1.00208in" draw:id="id2" draw:style-name="a2" draw:name="AutoShape 182"><svg:title/><svg:desc/><text:p text:style-name="P6"><text:span text:style-name="T7">審查書面資料是否符合規定</text:span></text:p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draw:custom-shape svg:x="2.25in" svg:y="3.25in" svg:width="1in" svg:height="0.5in" draw:id="id3" draw:style-name="a3" draw:name="AutoShape 183"><svg:title/><svg:desc/><text:p text:style-name="P8">排定竣工勘驗日期通知申請人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2in" svg:y="4.125in" svg:width="1.5in" svg:height="1.00208in" draw:id="id4" draw:style-name="a4" draw:name="AutoShape 184"><svg:title/><svg:desc/><text:p text:style-name="P9"><text:span text:style-name="T10">現場勘驗與圖說是否相符</text:span></text:p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draw:custom-shape svg:x="2.25in" svg:y="5.5in" svg:width="1in" svg:height="0.25in" draw:id="id5" draw:style-name="a5" draw:name="AutoShape 185"><svg:title/><svg:desc/><text:p text:style-name="P11">陳判決行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2.25in" svg:y="6in" svg:width="1in" svg:height="0.375in" draw:id="id6" draw:style-name="a6" draw:name="AutoShape 186"><svg:title/><svg:desc/><text:p text:style-name="P12">核發</text:p><text:p text:style-name="P13">廣告許可證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2.25in" svg:y="6.625in" svg:width="1in" svg:height="0.375in" draw:id="id7" draw:style-name="a7" draw:name="AutoShape 187"><svg:title/><svg:desc/><text:p text:style-name="P14">廣告許可證</text:p><text:p text:style-name="P15">用印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2.25in" svg:y="7.25in" svg:width="1in" svg:height="0.375in" draw:id="id8" draw:style-name="a8" draw:name="AutoShape 188"><svg:title/><svg:desc/><text:p text:style-name="P16">領取</text:p><text:p text:style-name="P17">廣告許可證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2.25in" svg:y="7.875in" svg:width="1in" svg:height="0.375in" draw:id="id9" draw:style-name="a9" draw:name="AutoShape 189"><svg:title/><svg:desc/><text:p text:style-name="P18">結案歸檔</text:p><text:p text:style-name="P19"/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onnector draw:type="line" svg:x1="2.75in" svg:y1="2.875in" svg:x2="2.75in" svg:y2="3.25in" draw:id="id10" draw:style-name="a11" draw:name="Line 190"><svg:title/><svg:desc/></draw:connector><draw:connector draw:type="line" svg:x1="2.75in" svg:y1="1.5in" svg:x2="2.75in" svg:y2="1.875in" draw:id="id11" draw:style-name="a13" draw:name="Line 191"><svg:title/><svg:desc/></draw:connector><draw:connector draw:type="line" svg:x1="2.75in" svg:y1="3.75in" svg:x2="2.75in" svg:y2="4.125in" draw:id="id12" draw:style-name="a15" draw:name="Line 192"><svg:title/><svg:desc/></draw:connector><draw:connector draw:type="line" svg:x1="2.75in" svg:y1="5.125in" svg:x2="2.75in" svg:y2="5.5in" draw:id="id13" draw:style-name="a17" draw:name="Line 193"><svg:title/><svg:desc/></draw:connector><draw:connector draw:type="line" svg:x1="2.75in" svg:y1="5.75in" svg:x2="2.75in" svg:y2="6in" draw:id="id14" draw:style-name="a19" draw:name="Line 194"><svg:title/><svg:desc/></draw:connector><draw:connector draw:type="line" svg:x1="2.75in" svg:y1="6.375in" svg:x2="2.75in" svg:y2="6.625in" draw:id="id15" draw:style-name="a21" draw:name="Line 195"><svg:title/><svg:desc/></draw:connector><draw:connector draw:type="line" svg:x1="2.75in" svg:y1="7in" svg:x2="2.75in" svg:y2="7.25in" draw:id="id16" draw:style-name="a23" draw:name="Line 196"><svg:title/><svg:desc/></draw:connector><draw:connector draw:type="line" svg:x1="2.75in" svg:y1="7.625in" svg:x2="2.75in" svg:y2="7.875in" draw:id="id17" draw:style-name="a25" draw:name="Line 197"><svg:title/><svg:desc/></draw:connector><draw:connector draw:type="line" svg:x1="3.5in" svg:y1="2.375in" svg:x2="4.375in" svg:y2="2.375in" draw:id="id18" draw:style-name="a27" draw:name="Line 198"><svg:title/><svg:desc/></draw:connector><draw:connector draw:type="line" svg:x1="3.5in" svg:y1="4.625in" svg:x2="4.25in" svg:y2="4.625in" draw:id="id19" draw:style-name="a29" draw:name="Line 199"><svg:title/><svg:desc/></draw:connector><draw:custom-shape svg:x="3.75in" svg:y="2.125in" svg:width="0.25in" svg:height="0.25in" draw:id="id20" draw:style-name="a30" draw:name="AutoShape 200"><svg:title/><svg:desc/><text:p text:style-name="P20">否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2.875in" svg:y="5.125in" svg:width="0.125in" svg:height="0.25in" draw:id="id21" draw:style-name="a31" draw:name="AutoShape 201"><svg:title/><svg:desc/><text:p text:style-name="P21">是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2.875in" svg:y="2.875in" svg:width="0.125in" svg:height="0.25in" draw:id="id22" draw:style-name="a32" draw:name="AutoShape 202"><svg:title/><svg:desc/><text:p text:style-name="P22">是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3.75in" svg:y="4.375in" svg:width="0.25in" svg:height="0.25in" draw:id="id23" draw:style-name="a33" draw:name="AutoShape 203"><svg:title/><svg:desc/><text:p text:style-name="P23">否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draw:g></text:span><text:span text:style-name="T24"><draw:custom-shape svg:x="4.38403in" svg:y="2.17917in" svg:width="1.125in" svg:height="0.38125in" draw:z-index="251658752" draw:id="id25" draw:style-name="a35" draw:name="Rectangle 205" text:anchor-type="paragraph"><svg:title/><svg:desc/><text:p text:style-name="內文">退還申請人</text:p><draw:enhanced-geometry draw:type="non-primitive" svg:viewBox="0 0 21600 21600" draw:enhanced-path="M 0 0 L 21600 0 21600 21600 0 21600 Z N"/></draw:custom-shape></text:span><text:span text:style-name="T25"><draw:custom-shape svg:x="4.24931in" svg:y="4.43333in" svg:width="1.125in" svg:height="0.38125in" draw:z-index="251657728" draw:id="id26" draw:style-name="a36" draw:name="Rectangle 204" text:anchor-type="paragraph"><svg:title/><svg:desc/><text:p text:style-name="內文">退還申請人</text:p><draw:enhanced-geometry draw:type="non-primitive" svg:viewBox="0 0 21600 21600" draw:enhanced-path="M 0 0 L 21600 0 21600 21600 0 21600 Z N"/></draw:custom-shape></text:span><text:span text:style-name="T26"><draw:custom-shape svg:x="0in" svg:y="0in" svg:width="5.62639in" svg:height="8.58264in" draw:id="id27" draw:style-name="a37" draw:name="AutoShape 1" text:anchor-type="as-char"><svg:title/><svg:desc/><draw:enhanced-geometry draw:type="non-primitive" svg:viewBox="0 0 21600 21600" draw:enhanced-path="M 0 0 L 21600 0 21600 21600 0 21600 Z N"/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標楷體" style:font-name-asian="標楷體"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font-name="標楷體" style:font-name-asian="標楷體"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font-name="標楷體" style:font-name-asian="標楷體"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20" svg:viewBox="0 0 20 30" svg:d="m10 0-10 30h20z"/>
    <draw:marker draw:name="a16" svg:viewBox="0 0 20 30" svg:d="m10 0-10 30h20z"/>
    <draw:marker draw:name="a28" svg:viewBox="0 0 20 30" svg:d="m10 0-10 30h20z"/>
    <draw:marker draw:name="a10" svg:viewBox="0 0 20 30" svg:d="m10 0-10 30h20z"/>
    <draw:marker draw:name="a22" svg:viewBox="0 0 20 30" svg:d="m10 0-10 30h20z"/>
    <draw:marker draw:name="a18" svg:viewBox="0 0 20 30" svg:d="m10 0-10 30h20z"/>
    <draw:marker draw:name="a12" svg:viewBox="0 0 20 30" svg:d="m10 0-10 30h20z"/>
    <draw:marker draw:name="a24" svg:viewBox="0 0 20 30" svg:d="m10 0-10 30h20z"/>
    <draw:marker draw:name="a14" svg:viewBox="0 0 20 30" svg:d="m10 0-10 30h20z"/>
    <draw:marker draw:name="a26" svg:viewBox="0 0 20 30" svg:d="m10 0-10 30h20z"/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ratb</meta:initial-creator>
    <dc:creator>林茂昌</dc:creator>
    <meta:creation-date>2018-11-14T02:26:00Z</meta:creation-date>
    <dc:date>2018-11-14T02:26:00Z</dc:date>
    <meta:template xlink:href="Normal.dotm" xlink:type="simple"/>
    <meta:editing-cycles>2</meta:editing-cycles>
    <meta:editing-duration>PT0S</meta:editing-duration>
    <meta:document-statistic meta:page-count="1" meta:paragraph-count="1" meta:word-count="4" meta:character-count="30" meta:row-count="1" meta:non-whitespace-character-count="27"/>
  </office:meta>
</office:document-meta>
</file>